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9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02575" calcext:value-type="float">
            <text:p><text:s text:c="3"/>102,575</text:p>
          </table:table-cell>
          <table:table-cell table:style-name="ce25" office:value-type="float" office:value="3217" calcext:value-type="float">
            <text:p><text:s text:c="3"/>3,217</text:p>
          </table:table-cell>
          <table:table-cell table:style-name="ce25" office:value-type="float" office:value="8363" calcext:value-type="float">
            <text:p><text:s text:c="3"/>8,363</text:p>
          </table:table-cell>
          <table:table-cell table:style-name="ce25" office:value-type="float" office:value="9341" calcext:value-type="float">
            <text:p><text:s text:c="3"/>9,341</text:p>
          </table:table-cell>
          <table:table-cell table:style-name="ce25" office:value-type="float" office:value="3642" calcext:value-type="float">
            <text:p><text:s text:c="3"/>3,642</text:p>
          </table:table-cell>
          <table:table-cell table:style-name="ce25" office:value-type="float" office:value="3499" calcext:value-type="float">
            <text:p><text:s text:c="3"/>3,499</text:p>
          </table:table-cell>
          <table:table-cell table:style-name="ce25" office:value-type="float" office:value="2133" calcext:value-type="float">
            <text:p><text:s text:c="3"/>2,133</text:p>
          </table:table-cell>
          <table:table-cell table:style-name="ce25" office:value-type="float" office:value="3379" calcext:value-type="float">
            <text:p><text:s text:c="3"/>3,379</text:p>
          </table:table-cell>
          <table:table-cell table:style-name="ce25" office:value-type="float" office:value="9590" calcext:value-type="float">
            <text:p><text:s text:c="3"/>9,590</text:p>
          </table:table-cell>
          <table:table-cell table:style-name="ce25" office:value-type="float" office:value="585" calcext:value-type="float">
            <text:p><text:s text:c="3"/>58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4449" calcext:value-type="float">
            <text:p><text:s text:c="3"/>4,449</text:p>
          </table:table-cell>
          <table:table-cell table:style-name="ce25" office:value-type="float" office:value="53033" calcext:value-type="float">
            <text:p><text:s text:c="3"/>53,033</text:p>
          </table:table-cell>
          <table:table-cell table:style-name="ce25" office:value-type="float" office:value="1335" calcext:value-type="float">
            <text:p><text:s text:c="3"/>1,335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101274" calcext:value-type="float">
            <text:p><text:s text:c="3"/>101,274</text:p>
          </table:table-cell>
          <table:table-cell table:style-name="ce25" office:value-type="float" office:value="3193" calcext:value-type="float">
            <text:p><text:s text:c="3"/>3,193</text:p>
          </table:table-cell>
          <table:table-cell table:style-name="ce25" office:value-type="float" office:value="10387" calcext:value-type="float">
            <text:p><text:s text:c="3"/>10,387</text:p>
          </table:table-cell>
          <table:table-cell table:style-name="ce25" office:value-type="float" office:value="5208" calcext:value-type="float">
            <text:p><text:s text:c="3"/>5,208</text:p>
          </table:table-cell>
          <table:table-cell table:style-name="ce25" office:value-type="float" office:value="5760" calcext:value-type="float">
            <text:p><text:s text:c="3"/>5,760</text:p>
          </table:table-cell>
          <table:table-cell table:style-name="ce25" office:value-type="float" office:value="4269" calcext:value-type="float">
            <text:p><text:s text:c="3"/>4,269</text:p>
          </table:table-cell>
          <table:table-cell table:style-name="ce25" office:value-type="float" office:value="2476" calcext:value-type="float">
            <text:p><text:s text:c="3"/>2,476</text:p>
          </table:table-cell>
          <table:table-cell table:style-name="ce25" office:value-type="float" office:value="3256" calcext:value-type="float">
            <text:p><text:s text:c="3"/>3,256</text:p>
          </table:table-cell>
          <table:table-cell table:style-name="ce25" office:value-type="float" office:value="8284" calcext:value-type="float">
            <text:p><text:s text:c="3"/>8,284</text:p>
          </table:table-cell>
          <table:table-cell table:style-name="ce25" office:value-type="float" office:value="892" calcext:value-type="float">
            <text:p><text:s text:c="3"/>89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449" calcext:value-type="float">
            <text:p><text:s text:c="3"/>4,449</text:p>
          </table:table-cell>
          <table:table-cell table:style-name="ce25" office:value-type="float" office:value="53033" calcext:value-type="float">
            <text:p><text:s text:c="3"/>53,033</text:p>
          </table:table-cell>
          <table:table-cell table:style-name="ce25" office:value-type="float" office:value="52" calcext:value-type="float">
            <text:p><text:s text:c="3"/>52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9" office:value-type="float" office:value="1301" calcext:value-type="float">
            <text:p><text:s text:c="3"/>1,30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7505" calcext:value-type="float">
            <text:p><text:s text:c="3"/>47,505</text:p>
          </table:table-cell>
          <table:table-cell table:style-name="ce25" office:value-type="float" office:value="1483" calcext:value-type="float">
            <text:p><text:s text:c="3"/>1,483</text:p>
          </table:table-cell>
          <table:table-cell table:style-name="ce25" office:value-type="float" office:value="3947" calcext:value-type="float">
            <text:p><text:s text:c="3"/>3,947</text:p>
          </table:table-cell>
          <table:table-cell table:style-name="ce25" office:value-type="float" office:value="4447" calcext:value-type="float">
            <text:p><text:s text:c="3"/>4,447</text:p>
          </table:table-cell>
          <table:table-cell table:style-name="ce25" office:value-type="float" office:value="1725" calcext:value-type="float">
            <text:p><text:s text:c="3"/>1,725</text:p>
          </table:table-cell>
          <table:table-cell table:style-name="ce25" office:value-type="float" office:value="1627" calcext:value-type="float">
            <text:p><text:s text:c="3"/>1,627</text:p>
          </table:table-cell>
          <table:table-cell table:style-name="ce25" office:value-type="float" office:value="986" calcext:value-type="float">
            <text:p><text:s text:c="3"/>986</text:p>
          </table:table-cell>
          <table:table-cell table:style-name="ce25" office:value-type="float" office:value="1603" calcext:value-type="float">
            <text:p><text:s text:c="3"/>1,603</text:p>
          </table:table-cell>
          <table:table-cell table:style-name="ce25" office:value-type="float" office:value="4593" calcext:value-type="float">
            <text:p><text:s text:c="3"/>4,593</text:p>
          </table:table-cell>
          <table:table-cell table:style-name="ce25" office:value-type="float" office:value="300" calcext:value-type="float">
            <text:p><text:s text:c="3"/>300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2069" calcext:value-type="float">
            <text:p><text:s text:c="3"/>2,069</text:p>
          </table:table-cell>
          <table:table-cell table:style-name="ce25" office:value-type="float" office:value="24253" calcext:value-type="float">
            <text:p><text:s text:c="3"/>24,253</text:p>
          </table:table-cell>
          <table:table-cell table:style-name="ce25" office:value-type="float" office:value="469" calcext:value-type="float">
            <text:p><text:s text:c="3"/>469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47048" calcext:value-type="float">
            <text:p><text:s text:c="3"/>47,048</text:p>
          </table:table-cell>
          <table:table-cell table:style-name="ce25" office:value-type="float" office:value="1464" calcext:value-type="float">
            <text:p><text:s text:c="3"/>1,464</text:p>
          </table:table-cell>
          <table:table-cell table:style-name="ce25" office:value-type="float" office:value="4879" calcext:value-type="float">
            <text:p><text:s text:c="3"/>4,879</text:p>
          </table:table-cell>
          <table:table-cell table:style-name="ce25" office:value-type="float" office:value="2377" calcext:value-type="float">
            <text:p><text:s text:c="3"/>2,377</text:p>
          </table:table-cell>
          <table:table-cell table:style-name="ce25" office:value-type="float" office:value="2797" calcext:value-type="float">
            <text:p><text:s text:c="3"/>2,797</text:p>
          </table:table-cell>
          <table:table-cell table:style-name="ce25" office:value-type="float" office:value="1982" calcext:value-type="float">
            <text:p><text:s text:c="3"/>1,982</text:p>
          </table:table-cell>
          <table:table-cell table:style-name="ce25" office:value-type="float" office:value="1186" calcext:value-type="float">
            <text:p><text:s text:c="3"/>1,186</text:p>
          </table:table-cell>
          <table:table-cell table:style-name="ce25" office:value-type="float" office:value="1533" calcext:value-type="float">
            <text:p><text:s text:c="3"/>1,533</text:p>
          </table:table-cell>
          <table:table-cell table:style-name="ce25" office:value-type="float" office:value="3977" calcext:value-type="float">
            <text:p><text:s text:c="3"/>3,977</text:p>
          </table:table-cell>
          <table:table-cell table:style-name="ce25" office:value-type="float" office:value="497" calcext:value-type="float">
            <text:p><text:s text:c="3"/>497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069" calcext:value-type="float">
            <text:p><text:s text:c="3"/>2,069</text:p>
          </table:table-cell>
          <table:table-cell table:style-name="ce25" office:value-type="float" office:value="24253" calcext:value-type="float">
            <text:p><text:s text:c="3"/>24,253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43" office:value-type="float" office:value="457" calcext:value-type="float">
            <text:p><text:s text:c="3"/>45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5070" calcext:value-type="float">
            <text:p><text:s text:c="3"/>55,070</text:p>
          </table:table-cell>
          <table:table-cell table:style-name="ce25" office:value-type="float" office:value="1734" calcext:value-type="float">
            <text:p><text:s text:c="3"/>1,734</text:p>
          </table:table-cell>
          <table:table-cell table:style-name="ce25" office:value-type="float" office:value="4416" calcext:value-type="float">
            <text:p><text:s text:c="3"/>4,416</text:p>
          </table:table-cell>
          <table:table-cell table:style-name="ce25" office:value-type="float" office:value="4894" calcext:value-type="float">
            <text:p><text:s text:c="3"/>4,894</text:p>
          </table:table-cell>
          <table:table-cell table:style-name="ce25" office:value-type="float" office:value="1917" calcext:value-type="float">
            <text:p><text:s text:c="3"/>1,917</text:p>
          </table:table-cell>
          <table:table-cell table:style-name="ce25" office:value-type="float" office:value="1872" calcext:value-type="float">
            <text:p><text:s text:c="3"/>1,872</text:p>
          </table:table-cell>
          <table:table-cell table:style-name="ce25" office:value-type="float" office:value="1147" calcext:value-type="float">
            <text:p><text:s text:c="3"/>1,147</text:p>
          </table:table-cell>
          <table:table-cell table:style-name="ce25" office:value-type="float" office:value="1776" calcext:value-type="float">
            <text:p><text:s text:c="3"/>1,776</text:p>
          </table:table-cell>
          <table:table-cell table:style-name="ce25" office:value-type="float" office:value="4997" calcext:value-type="float">
            <text:p><text:s text:c="3"/>4,997</text:p>
          </table:table-cell>
          <table:table-cell table:style-name="ce25" office:value-type="float" office:value="285" calcext:value-type="float">
            <text:p><text:s text:c="3"/>28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380" calcext:value-type="float">
            <text:p><text:s text:c="3"/>2,380</text:p>
          </table:table-cell>
          <table:table-cell table:style-name="ce25" office:value-type="float" office:value="28780" calcext:value-type="float">
            <text:p><text:s text:c="3"/>28,780</text:p>
          </table:table-cell>
          <table:table-cell table:style-name="ce25" office:value-type="float" office:value="866" calcext:value-type="float">
            <text:p><text:s text:c="3"/>866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54226" calcext:value-type="float">
            <text:p><text:s text:c="3"/>54,226</text:p>
          </table:table-cell>
          <table:table-cell table:style-name="ce25" office:value-type="float" office:value="1729" calcext:value-type="float">
            <text:p><text:s text:c="3"/>1,729</text:p>
          </table:table-cell>
          <table:table-cell table:style-name="ce25" office:value-type="float" office:value="5508" calcext:value-type="float">
            <text:p><text:s text:c="3"/>5,508</text:p>
          </table:table-cell>
          <table:table-cell table:style-name="ce25" office:value-type="float" office:value="2831" calcext:value-type="float">
            <text:p><text:s text:c="3"/>2,831</text:p>
          </table:table-cell>
          <table:table-cell table:style-name="ce25" office:value-type="float" office:value="2963" calcext:value-type="float">
            <text:p><text:s text:c="3"/>2,963</text:p>
          </table:table-cell>
          <table:table-cell table:style-name="ce25" office:value-type="float" office:value="2287" calcext:value-type="float">
            <text:p><text:s text:c="3"/>2,287</text:p>
          </table:table-cell>
          <table:table-cell table:style-name="ce25" office:value-type="float" office:value="1290" calcext:value-type="float">
            <text:p><text:s text:c="3"/>1,290</text:p>
          </table:table-cell>
          <table:table-cell table:style-name="ce25" office:value-type="float" office:value="1723" calcext:value-type="float">
            <text:p><text:s text:c="3"/>1,723</text:p>
          </table:table-cell>
          <table:table-cell table:style-name="ce25" office:value-type="float" office:value="4307" calcext:value-type="float">
            <text:p><text:s text:c="3"/>4,307</text:p>
          </table:table-cell>
          <table:table-cell table:style-name="ce25" office:value-type="float" office:value="395" calcext:value-type="float">
            <text:p><text:s text:c="3"/>39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380" calcext:value-type="float">
            <text:p><text:s text:c="3"/>2,380</text:p>
          </table:table-cell>
          <table:table-cell table:style-name="ce25" office:value-type="float" office:value="28780" calcext:value-type="float">
            <text:p><text:s text:c="3"/>28,780</text:p>
          </table:table-cell>
          <table:table-cell table:style-name="ce25" office:value-type="float" office:value="27" calcext:value-type="float">
            <text:p><text:s text:c="3"/>27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4" office:value-type="float" office:value="844" calcext:value-type="float">
            <text:p><text:s text:c="3"/>84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8838" calcext:value-type="float">
            <text:p>18,838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04" calcext:value-type="float">
            <text:p>6,004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1920" calcext:value-type="float">
            <text:p>1,920</text:p>
          </table:table-cell>
          <table:table-cell table:style-name="ce26" office:value-type="float" office:value="169" calcext:value-type="float">
            <text:p>16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423" calcext:value-type="float">
            <text:p>7,423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6424" calcext:value-type="float">
            <text:p>16,424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44" calcext:value-type="float">
            <text:p>2,944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1933" calcext:value-type="float">
            <text:p>1,933</text:p>
          </table:table-cell>
          <table:table-cell table:style-name="ce26" office:value-type="float" office:value="187" calcext:value-type="float">
            <text:p>18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423" calcext:value-type="float">
            <text:p>7,42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414" calcext:value-type="float">
            <text:p>2,41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639" calcext:value-type="float">
            <text:p>8,639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58" calcext:value-type="float">
            <text:p>2,858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83" calcext:value-type="float">
            <text:p>8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13" calcext:value-type="float">
            <text:p>3,313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552" calcext:value-type="float">
            <text:p>7,552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39" calcext:value-type="float">
            <text:p>1,339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953" calcext:value-type="float">
            <text:p>953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13" calcext:value-type="float">
            <text:p>3,31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087" calcext:value-type="float">
            <text:p>1,08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0199" calcext:value-type="float">
            <text:p>10,199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872" calcext:value-type="float">
            <text:p>8,872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327" calcext:value-type="float">
            <text:p>1,32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803" calcext:value-type="float">
            <text:p>12,803</text:p>
          </table:table-cell>
          <table:table-cell table:style-name="ce26" office:value-type="float" office:value="933" calcext:value-type="float">
            <text:p>933</text:p>
          </table:table-cell>
          <table:table-cell table:style-name="ce26" office:value-type="float" office:value="2944" calcext:value-type="float">
            <text:p>2,9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438" calcext:value-type="float">
            <text:p>6,438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647" calcext:value-type="float">
            <text:p>16,647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6004" calcext:value-type="float">
            <text:p>6,00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79" calcext:value-type="float">
            <text:p>7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438" calcext:value-type="float">
            <text:p>6,43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3844" calcext:value-type="float">
            <text:p><text:s/>－3,84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874" calcext:value-type="float">
            <text:p>5,874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1339" calcext:value-type="float">
            <text:p>1,3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59" calcext:value-type="float">
            <text:p>2,959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787" calcext:value-type="float">
            <text:p>7,787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2858" calcext:value-type="float">
            <text:p>2,85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59" calcext:value-type="float">
            <text:p>2,95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913" calcext:value-type="float">
            <text:p><text:s/>－1,91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860" calcext:value-type="float">
            <text:p>8,860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1931" calcext:value-type="float">
            <text:p><text:s/>－1,93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586" calcext:value-type="float">
            <text:p>11,586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103" calcext:value-type="float">
            <text:p>10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63" calcext:value-type="float">
            <text:p>5,36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289" calcext:value-type="float">
            <text:p>9,289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118" calcext:value-type="float">
            <text:p>1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63" calcext:value-type="float">
            <text:p>5,36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297" calcext:value-type="float">
            <text:p>2,29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19" calcext:value-type="float">
            <text:p>5,519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03" calcext:value-type="float">
            <text:p>2,50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359" calcext:value-type="float">
            <text:p>4,35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03" calcext:value-type="float">
            <text:p>2,50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160" calcext:value-type="float">
            <text:p>1,16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067" calcext:value-type="float">
            <text:p>6,067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30" calcext:value-type="float">
            <text:p>4,930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60" calcext:value-type="float">
            <text:p>2,86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1137" calcext:value-type="float">
            <text:p>1,13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161" calcext:value-type="float">
            <text:p>13,161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522" calcext:value-type="float">
            <text:p>2,522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423" calcext:value-type="float">
            <text:p>8,42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2296" calcext:value-type="float">
            <text:p>12,296</text:p>
          </table:table-cell>
          <table:table-cell table:style-name="ce26" office:value-type="float" office:value="365" calcext:value-type="float">
            <text:p>365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856" calcext:value-type="float">
            <text:p>1,856</text:p>
          </table:table-cell>
          <table:table-cell table:style-name="ce26" office:value-type="float" office:value="95" calcext:value-type="float">
            <text:p>9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423" calcext:value-type="float">
            <text:p>8,42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865" calcext:value-type="float">
            <text:p>86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975" calcext:value-type="float">
            <text:p>5,975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06" calcext:value-type="float">
            <text:p>3,806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621" calcext:value-type="float">
            <text:p>5,621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06" calcext:value-type="float">
            <text:p>3,80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54" calcext:value-type="float">
            <text:p>35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186" calcext:value-type="float">
            <text:p>7,186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511" calcext:value-type="float">
            <text:p>51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066" calcext:value-type="float">
            <text:p>8,066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95" calcext:value-type="float">
            <text:p>5,395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672" calcext:value-type="float">
            <text:p>7,672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78" calcext:value-type="float">
            <text:p>7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95" calcext:value-type="float">
            <text:p>5,39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394" calcext:value-type="float">
            <text:p>39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87" calcext:value-type="float">
            <text:p>3,787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17" calcext:value-type="float">
            <text:p>2,51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69" calcext:value-type="float">
            <text:p>3,569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17" calcext:value-type="float">
            <text:p>2,51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18" calcext:value-type="float">
            <text:p>21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76" calcext:value-type="float">
            <text:p>17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474" calcext:value-type="float">
            <text:p>12,474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83" calcext:value-type="float">
            <text:p>1,583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784" calcext:value-type="float">
            <text:p>8,784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514" calcext:value-type="float">
            <text:p>12,514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108" calcext:value-type="float">
            <text:p>10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784" calcext:value-type="float">
            <text:p>8,78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710" calcext:value-type="float">
            <text:p>5,710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998" calcext:value-type="float">
            <text:p>3,99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66" calcext:value-type="float">
            <text:p>5,766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81" calcext:value-type="float">
            <text:p>181</text:p>
          </table:table-cell>
          <table:table-cell table:number-columns-repeated="2" table:style-name="ce27" office:value-type="float" office:value="111" calcext:value-type="float">
            <text:p>111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9" calcext:value-type="float">
            <text:p>619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998" calcext:value-type="float">
            <text:p>3,99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56" calcext:value-type="float">
            <text:p><text:s/>－5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786" calcext:value-type="float">
            <text:p>4,78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786" calcext:value-type="float">
            <text:p>4,78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4501" calcext:value-type="float">
            <text:p><text:s text:c="3"/>24,501</text:p>
          </table:table-cell>
          <table:table-cell table:style-name="ce29" office:value-type="float" office:value="481" calcext:value-type="float">
            <text:p><text:s text:c="3"/>481</text:p>
          </table:table-cell>
          <table:table-cell table:style-name="ce29" office:value-type="float" office:value="1933" calcext:value-type="float">
            <text:p><text:s text:c="3"/>1,933</text:p>
          </table:table-cell>
          <table:table-cell table:style-name="ce29" office:value-type="float" office:value="1286" calcext:value-type="float">
            <text:p><text:s text:c="3"/>1,286</text:p>
          </table:table-cell>
          <table:table-cell table:style-name="ce29" office:value-type="float" office:value="1184" calcext:value-type="float">
            <text:p><text:s text:c="3"/>1,184</text:p>
          </table:table-cell>
          <table:table-cell table:style-name="ce29" office:value-type="float" office:value="1856" calcext:value-type="float">
            <text:p><text:s text:c="3"/>1,856</text:p>
          </table:table-cell>
          <table:table-cell table:style-name="ce29" office:value-type="float" office:value="596" calcext:value-type="float">
            <text:p><text:s text:c="3"/>596</text:p>
          </table:table-cell>
          <table:table-cell table:style-name="ce29" office:value-type="float" office:value="1313" calcext:value-type="float">
            <text:p><text:s text:c="3"/>1,31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6" calcext:value-type="float">
            <text:p><text:s text:c="3"/>11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448" calcext:value-type="float">
            <text:p><text:s text:c="3"/>4,448</text:p>
          </table:table-cell>
          <table:table-cell table:style-name="ce29" office:value-type="float" office:value="10973" calcext:value-type="float">
            <text:p><text:s text:c="3"/>10,973</text:p>
          </table:table-cell>
          <table:table-cell table:style-name="ce29" office:value-type="float" office:value="314" calcext:value-type="float">
            <text:p><text:s text:c="3"/>314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25606" calcext:value-type="float">
            <text:p><text:s text:c="3"/>25,606</text:p>
          </table:table-cell>
          <table:table-cell table:style-name="ce29" office:value-type="float" office:value="583" calcext:value-type="float">
            <text:p><text:s text:c="3"/>583</text:p>
          </table:table-cell>
          <table:table-cell table:style-name="ce29" office:value-type="float" office:value="1920" calcext:value-type="float">
            <text:p><text:s text:c="3"/>1,920</text:p>
          </table:table-cell>
          <table:table-cell table:style-name="ce29" office:value-type="float" office:value="1011" calcext:value-type="float">
            <text:p><text:s text:c="3"/>1,011</text:p>
          </table:table-cell>
          <table:table-cell table:style-name="ce29" office:value-type="float" office:value="1470" calcext:value-type="float">
            <text:p><text:s text:c="3"/>1,470</text:p>
          </table:table-cell>
          <table:table-cell table:style-name="ce29" office:value-type="float" office:value="2522" calcext:value-type="float">
            <text:p><text:s text:c="3"/>2,522</text:p>
          </table:table-cell>
          <table:table-cell table:style-name="ce29" office:value-type="float" office:value="857" calcext:value-type="float">
            <text:p><text:s text:c="3"/>857</text:p>
          </table:table-cell>
          <table:table-cell table:style-name="ce29" office:value-type="float" office:value="1583" calcext:value-type="float">
            <text:p><text:s text:c="3"/>1,58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27" calcext:value-type="float">
            <text:p><text:s text:c="3"/>22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448" calcext:value-type="float">
            <text:p><text:s text:c="3"/>4,448</text:p>
          </table:table-cell>
          <table:table-cell table:style-name="ce29" office:value-type="float" office:value="10973" calcext:value-type="float">
            <text:p><text:s text:c="3"/>10,973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1105" calcext:value-type="float">
            <text:p><text:s/>－1,105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1379" calcext:value-type="float">
            <text:p><text:s text:c="3"/>11,379</text:p>
          </table:table-cell>
          <table:table-cell table:style-name="ce30" office:value-type="float" office:value="214" calcext:value-type="float">
            <text:p><text:s text:c="3"/>214</text:p>
          </table:table-cell>
          <table:table-cell table:style-name="ce30" office:value-type="float" office:value="953" calcext:value-type="float">
            <text:p><text:s text:c="3"/>953</text:p>
          </table:table-cell>
          <table:table-cell table:style-name="ce30" office:value-type="float" office:value="605" calcext:value-type="float">
            <text:p><text:s text:c="3"/>605</text:p>
          </table:table-cell>
          <table:table-cell table:style-name="ce30" office:value-type="float" office:value="585" calcext:value-type="float">
            <text:p><text:s text:c="3"/>585</text:p>
          </table:table-cell>
          <table:table-cell table:style-name="ce30" office:value-type="float" office:value="867" calcext:value-type="float">
            <text:p><text:s text:c="3"/>867</text:p>
          </table:table-cell>
          <table:table-cell table:style-name="ce30" office:value-type="float" office:value="288" calcext:value-type="float">
            <text:p><text:s text:c="3"/>288</text:p>
          </table:table-cell>
          <table:table-cell table:style-name="ce30" office:value-type="float" office:value="619" calcext:value-type="float">
            <text:p><text:s text:c="3"/>61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0" calcext:value-type="float">
            <text:p><text:s text:c="3"/>6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069" calcext:value-type="float">
            <text:p><text:s text:c="3"/>2,069</text:p>
          </table:table-cell>
          <table:table-cell table:style-name="ce30" office:value-type="float" office:value="5042" calcext:value-type="float">
            <text:p><text:s text:c="3"/>5,042</text:p>
          </table:table-cell>
          <table:table-cell table:style-name="ce30" office:value-type="float" office:value="77" calcext:value-type="float">
            <text:p><text:s text:c="3"/>77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1975" calcext:value-type="float">
            <text:p><text:s text:c="3"/>11,975</text:p>
          </table:table-cell>
          <table:table-cell table:style-name="ce30" office:value-type="float" office:value="266" calcext:value-type="float">
            <text:p><text:s text:c="3"/>266</text:p>
          </table:table-cell>
          <table:table-cell table:style-name="ce30" office:value-type="float" office:value="905" calcext:value-type="float">
            <text:p><text:s text:c="3"/>905</text:p>
          </table:table-cell>
          <table:table-cell table:style-name="ce30" office:value-type="float" office:value="462" calcext:value-type="float">
            <text:p><text:s text:c="3"/>462</text:p>
          </table:table-cell>
          <table:table-cell table:style-name="ce30" office:value-type="float" office:value="747" calcext:value-type="float">
            <text:p><text:s text:c="3"/>747</text:p>
          </table:table-cell>
          <table:table-cell table:style-name="ce30" office:value-type="float" office:value="1180" calcext:value-type="float">
            <text:p><text:s text:c="3"/>1,180</text:p>
          </table:table-cell>
          <table:table-cell table:style-name="ce30" office:value-type="float" office:value="409" calcext:value-type="float">
            <text:p><text:s text:c="3"/>409</text:p>
          </table:table-cell>
          <table:table-cell table:style-name="ce30" office:value-type="float" office:value="761" calcext:value-type="float">
            <text:p><text:s text:c="3"/>76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29" calcext:value-type="float">
            <text:p><text:s text:c="3"/>12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069" calcext:value-type="float">
            <text:p><text:s text:c="3"/>2,069</text:p>
          </table:table-cell>
          <table:table-cell table:style-name="ce30" office:value-type="float" office:value="5042" calcext:value-type="float">
            <text:p><text:s text:c="3"/>5,042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596" calcext:value-type="float">
            <text:p><text:s/>－59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3122" calcext:value-type="float">
            <text:p><text:s text:c="3"/>13,122</text:p>
          </table:table-cell>
          <table:table-cell table:style-name="ce31" office:value-type="float" office:value="267" calcext:value-type="float">
            <text:p><text:s text:c="3"/>267</text:p>
          </table:table-cell>
          <table:table-cell table:style-name="ce31" office:value-type="float" office:value="980" calcext:value-type="float">
            <text:p><text:s text:c="3"/>980</text:p>
          </table:table-cell>
          <table:table-cell table:style-name="ce31" office:value-type="float" office:value="681" calcext:value-type="float">
            <text:p><text:s text:c="3"/>681</text:p>
          </table:table-cell>
          <table:table-cell table:style-name="ce31" office:value-type="float" office:value="599" calcext:value-type="float">
            <text:p><text:s text:c="3"/>599</text:p>
          </table:table-cell>
          <table:table-cell table:style-name="ce31" office:value-type="float" office:value="989" calcext:value-type="float">
            <text:p><text:s text:c="3"/>989</text:p>
          </table:table-cell>
          <table:table-cell table:style-name="ce31" office:value-type="float" office:value="308" calcext:value-type="float">
            <text:p><text:s text:c="3"/>308</text:p>
          </table:table-cell>
          <table:table-cell table:style-name="ce31" office:value-type="float" office:value="694" calcext:value-type="float">
            <text:p><text:s text:c="3"/>69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379" calcext:value-type="float">
            <text:p><text:s text:c="3"/>2,379</text:p>
          </table:table-cell>
          <table:table-cell table:style-name="ce31" office:value-type="float" office:value="5931" calcext:value-type="float">
            <text:p><text:s text:c="3"/>5,931</text:p>
          </table:table-cell>
          <table:table-cell table:style-name="ce31" office:value-type="float" office:value="237" calcext:value-type="float">
            <text:p><text:s text:c="3"/>23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3631" calcext:value-type="float">
            <text:p><text:s text:c="3"/>13,631</text:p>
          </table:table-cell>
          <table:table-cell table:style-name="ce31" office:value-type="float" office:value="317" calcext:value-type="float">
            <text:p><text:s text:c="3"/>317</text:p>
          </table:table-cell>
          <table:table-cell table:style-name="ce31" office:value-type="float" office:value="1015" calcext:value-type="float">
            <text:p><text:s text:c="3"/>1,015</text:p>
          </table:table-cell>
          <table:table-cell table:style-name="ce31" office:value-type="float" office:value="549" calcext:value-type="float">
            <text:p><text:s text:c="3"/>549</text:p>
          </table:table-cell>
          <table:table-cell table:style-name="ce31" office:value-type="float" office:value="723" calcext:value-type="float">
            <text:p><text:s text:c="3"/>723</text:p>
          </table:table-cell>
          <table:table-cell table:style-name="ce31" office:value-type="float" office:value="1342" calcext:value-type="float">
            <text:p><text:s text:c="3"/>1,342</text:p>
          </table:table-cell>
          <table:table-cell table:style-name="ce31" office:value-type="float" office:value="448" calcext:value-type="float">
            <text:p><text:s text:c="3"/>448</text:p>
          </table:table-cell>
          <table:table-cell table:style-name="ce31" office:value-type="float" office:value="822" calcext:value-type="float">
            <text:p><text:s text:c="3"/>82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98" calcext:value-type="float">
            <text:p><text:s text:c="3"/>9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379" calcext:value-type="float">
            <text:p><text:s text:c="3"/>2,379</text:p>
          </table:table-cell>
          <table:table-cell table:style-name="ce31" office:value-type="float" office:value="5931" calcext:value-type="float">
            <text:p><text:s text:c="3"/>5,931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-509" calcext:value-type="float">
            <text:p><text:s/>－50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44" calcext:value-type="float">
            <text:p>2,14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83" calcext:value-type="float">
            <text:p>1,28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21" calcext:value-type="float">
            <text:p>2,1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283" calcext:value-type="float">
            <text:p>1,2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69" calcext:value-type="float">
            <text:p>5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64" calcext:value-type="float">
            <text:p>1,16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6" calcext:value-type="float">
            <text:p>1,14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14" calcext:value-type="float">
            <text:p>71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15" calcext:value-type="float">
            <text:p>2,61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750" calcext:value-type="float">
            <text:p>75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552" calcext:value-type="float">
            <text:p>55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360" calcext:value-type="float">
            <text:p>3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36" calcext:value-type="float">
            <text:p>33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90" calcext:value-type="float">
            <text:p>39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216" calcext:value-type="float">
            <text:p>21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32" calcext:value-type="float">
            <text:p>1,73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77" calcext:value-type="float">
            <text:p>7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3" calcext:value-type="float">
            <text:p>93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89" calcext:value-type="float">
            <text:p>8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09" calcext:value-type="float">
            <text:p>109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356" calcext:value-type="float">
            <text:p>35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12" calcext:value-type="float">
            <text:p><text:s/>－1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369" calcext:value-type="float">
            <text:p>3,36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38" calcext:value-type="float">
            <text:p>4,43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069" calcext:value-type="float">
            <text:p><text:s/>－1,06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947" calcext:value-type="float">
            <text:p>94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10" calcext:value-type="float">
            <text:p><text:s/>－51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60" calcext:value-type="float">
            <text:p>1,86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19" calcext:value-type="float">
            <text:p>2,41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559" calcext:value-type="float">
            <text:p><text:s/>－55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424" calcext:value-type="float">
            <text:p>4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50" calcext:value-type="float">
            <text:p><text:s/>－25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98" calcext:value-type="float">
            <text:p>19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0" calcext:value-type="float">
            <text:p><text:s/>－16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26" calcext:value-type="float">
            <text:p>22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0" calcext:value-type="float">
            <text:p><text:s/>－9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99" calcext:value-type="float">
            <text:p>2,19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334" calcext:value-type="float">
            <text:p><text:s/>－33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39" calcext:value-type="float">
            <text:p><text:s/>－23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66" calcext:value-type="float">
            <text:p>1,06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1" calcext:value-type="float">
            <text:p>91</text:p>
          </table:table-cell>
          <table:table-cell table:number-columns-repeated="2" table:style-name="ce34" office:value-type="float" office:value="34" calcext:value-type="float">
            <text:p>34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61" calcext:value-type="float">
            <text:p>1,16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471" calcext:value-type="float">
            <text:p>47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95" calcext:value-type="float">
            <text:p><text:s/>－95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168" calcext:value-type="float">
            <text:p><text:s/>－16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97" calcext:value-type="float">
            <text:p><text:s/>－9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07" calcext:value-type="float">
            <text:p>2,507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16" calcext:value-type="float">
            <text:p>2,71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09" calcext:value-type="float">
            <text:p><text:s/>－20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28" calcext:value-type="float">
            <text:p><text:s/>－12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32" calcext:value-type="float">
            <text:p>1,33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37" calcext:value-type="float">
            <text:p>63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1" calcext:value-type="float">
            <text:p><text:s/>－8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29" calcext:value-type="float">
            <text:p>22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5" calcext:value-type="float">
            <text:p><text:s/>－11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2" calcext:value-type="float">
            <text:p><text:s/>－7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19" calcext:value-type="float">
            <text:p>1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67" calcext:value-type="float">
            <text:p>66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5" calcext:value-type="float">
            <text:p>32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42" calcext:value-type="float">
            <text:p>3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26" calcext:value-type="float">
            <text:p>1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16" calcext:value-type="float">
            <text:p>2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7" calcext:value-type="float">
            <text:p>13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9" calcext:value-type="float">
            <text:p>7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45" calcext:value-type="float">
            <text:p>1,84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85" calcext:value-type="float">
            <text:p>18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00" calcext:value-type="float">
            <text:p>4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49" calcext:value-type="float">
            <text:p>14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76" calcext:value-type="float">
            <text:p>2,27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17" calcext:value-type="float">
            <text:p>2,3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03" calcext:value-type="float">
            <text:p>1,20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08" calcext:value-type="float">
            <text:p>1,20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547" calcext:value-type="float">
            <text:p>5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41" calcext:value-type="float">
            <text:p>34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32" calcext:value-type="float">
            <text:p>1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09" calcext:value-type="float">
            <text:p>2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227" calcext:value-type="float">
            <text:p>2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34" calcext:value-type="float">
            <text:p>2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320" calcext:value-type="float">
            <text:p>320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2" calcext:value-type="float">
            <text:p>62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29" calcext:value-type="float">
            <text:p>129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15" calcext:value-type="float">
            <text:p>1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03" calcext:value-type="float">
            <text:p>20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17" calcext:value-type="float">
            <text:p>1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99" calcext:value-type="float">
            <text:p>19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15" calcext:value-type="float">
            <text:p>2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80" calcext:value-type="float">
            <text:p>28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1" calcext:value-type="float">
            <text:p>1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87" calcext:value-type="float">
            <text:p>18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8" calcext:value-type="float">
            <text:p>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0" calcext:value-type="float">
            <text:p>1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3" calcext:value-type="float">
            <text:p>9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0" calcext:value-type="float">
            <text:p>4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